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ff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54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5.766cm"/>
        </style:tab-stops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5cm" svg:height="4.7cm" svg:x="4.1cm" svg:y="2.5cm">
          <text:p text:style-name="P1">Sources,</text:p>
          <text:p text:style-name="P1">JUnit Tests</text:p>
          <text:p text:style-name="P1">Configu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8.2cm" svg:height="4.7cm" svg:x="17.6cm" svg:y="2.5cm">
          <text:p text:style-name="P2">Generate muta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1.6cm" svg:y1="4.85cm" svg:x2="17.6cm" svg:y2="4.85cm" draw:start-shape="id1" draw:end-shape="id2" svg:d="M11600 4850h6000">
          <text:p/>
        </draw:connector>
        <draw:custom-shape draw:style-name="gr1" draw:text-style-name="P1" xml:id="id3" draw:id="id3" draw:layer="layout" svg:width="6.6cm" svg:height="4.4cm" svg:x="3.4cm" svg:y="11.7cm">
          <text:p text:style-name="P1">Mut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7.2cm" svg:height="4.4cm" svg:x="21.2cm" svg:y="11.7cm">
          <text:p text:style-name="P1">Mutation score</text:p>
          <text:p text:style-name="P1">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6.1cm" svg:height="2cm" svg:x="13cm" svg:y="12.9cm">
          <text:p text:style-name="P1">Run tests for</text:p>
          <text:p text:style-name="P1">each muta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1.7cm" svg:y1="7.2cm" svg:x2="6.7cm" svg:y2="11.7cm" draw:start-shape="id2" draw:start-glue-point="6" draw:end-shape="id3" svg:d="M21700 7200v2251h-15000v2249">
          <text:p/>
        </draw:connector>
        <draw:connector draw:style-name="gr3" draw:text-style-name="P1" draw:layer="layout" svg:x1="10cm" svg:y1="13.9cm" svg:x2="13cm" svg:y2="13.9cm" draw:start-shape="id3" draw:end-shape="id4" svg:d="M10000 13900h3000">
          <text:p/>
        </draw:connector>
        <draw:connector draw:style-name="gr3" draw:text-style-name="P1" draw:layer="layout" svg:x1="19.1cm" svg:y1="13.9cm" svg:x2="21.2cm" svg:y2="13.9cm" draw:start-shape="id4" draw:start-glue-point="7" draw:end-shape="id5" svg:d="M19100 13900h2100">
          <text:p/>
        </draw:connector>
        <draw:frame draw:style-name="gr4" draw:layer="layout" svg:width="6cm" svg:height="3.011cm" svg:x="21.2cm" svg:y="16.6cm">
          <draw:text-box>
            <text:p>HTML, plaintext</text:p>
            <text:p>Console output</text:p>
          </draw:text-box>
        </draw:frame>
      </draw:page>
      <draw:page draw:name="page2" draw:style-name="dp1" draw:master-page-name="Default">
        <draw:frame draw:style-name="gr5" draw:layer="layout" svg:width="5.62cm" svg:height="0.962cm" svg:x="2.487cm" svg:y="1.9cm">
          <draw:text-box>
            <text:p>Mutant generation</text:p>
          </draw:text-box>
        </draw:frame>
        <draw:custom-shape draw:style-name="gr1" draw:text-style-name="P1" xml:id="id9" draw:id="id9" draw:layer="layout" svg:width="5.3cm" svg:height="2.9cm" svg:x="2cm" svg:y="6.1cm">
          <text:p text:style-name="P1">Original cod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5.6cm" svg:height="2.9cm" svg:x="8.1cm" svg:y="13.5cm">
          <text:p text:style-name="P1">Mutation</text:p>
          <text:p text:style-name="P1">opera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5.5cm" svg:height="2.9cm" svg:x="22.5cm" svg:y="13.5cm">
          <text:p text:style-name="P1">Mutan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layer="layout" svg:width="6.255cm" svg:height="0.962cm" svg:x="15.968cm" svg:y="16.7cm">
          <draw:text-box>
            <text:p>“Mutation Flag” style</text:p>
          </draw:text-box>
        </draw:frame>
        <draw:frame draw:style-name="gr7" draw:layer="layout" svg:width="5.654cm" svg:height="1.673cm" svg:x="7.9cm" svg:y="16.627cm">
          <draw:text-box>
            <text:p>Arithmetic, logical,</text:p>
            <text:p>conditional...</text:p>
          </draw:text-box>
        </draw:frame>
        <draw:custom-shape draw:style-name="gr2" draw:text-style-name="P1" xml:id="id7" draw:id="id7" draw:layer="layout" svg:width="5.6cm" svg:height="2.9cm" svg:x="15.6cm" svg:y="13.5cm">
          <text:p text:style-name="P1">Filter “junk”</text:p>
          <text:p text:style-name="P1">mut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3.7cm" svg:y1="14.95cm" svg:x2="15.6cm" svg:y2="14.95cm" draw:start-shape="id6" draw:start-glue-point="7" draw:end-shape="id7" draw:end-glue-point="5" svg:d="M13700 14950h1900">
          <text:p/>
        </draw:connector>
        <draw:connector draw:style-name="gr8" draw:text-style-name="P1" draw:layer="layout" svg:x1="21.2cm" svg:y1="14.95cm" svg:x2="22.5cm" svg:y2="14.95cm" draw:start-shape="id7" draw:start-glue-point="7" draw:end-shape="id8" svg:d="M21200 14950h1300">
          <text:p/>
        </draw:connector>
        <draw:custom-shape draw:style-name="gr1" draw:text-style-name="P1" xml:id="id12" draw:id="id12" draw:layer="layout" svg:width="5.4cm" svg:height="2.9cm" svg:x="17.8cm" svg:y="6.1cm">
          <text:p text:style-name="P1">Test cover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6.1cm" svg:height="2.7cm" svg:x="9.4cm" svg:y="3.9cm">
          <text:p text:style-name="P1">Static 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6.1cm" svg:height="2.7cm" svg:x="9.4cm" svg:y="7.2cm">
          <text:p text:style-name="P1">Naming conven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7.3cm" svg:y1="7.55cm" svg:x2="9.4cm" svg:y2="5.25cm" draw:start-shape="id9" draw:start-glue-point="7" draw:end-shape="id10" svg:d="M7300 7550h1051v-2300h1049">
          <text:p/>
        </draw:connector>
        <draw:connector draw:style-name="gr8" draw:text-style-name="P1" draw:layer="layout" svg:x1="7.3cm" svg:y1="7.55cm" svg:x2="9.4cm" svg:y2="8.55cm" draw:start-shape="id9" draw:start-glue-point="7" draw:end-shape="id11" svg:d="M7300 7550h1051v1000h1049">
          <text:p/>
        </draw:connector>
        <draw:connector draw:style-name="gr8" draw:text-style-name="P1" draw:layer="layout" svg:x1="15.5cm" svg:y1="5.25cm" svg:x2="17.8cm" svg:y2="7.55cm" draw:start-shape="id10" draw:start-glue-point="7" draw:end-shape="id12" svg:d="M15500 5250h1151v2300h1149">
          <text:p/>
        </draw:connector>
        <draw:connector draw:style-name="gr8" draw:text-style-name="P1" draw:layer="layout" svg:x1="15.5cm" svg:y1="8.55cm" svg:x2="17.8cm" svg:y2="7.55cm" draw:start-shape="id11" draw:start-glue-point="7" draw:end-shape="id12" draw:end-glue-point="5" svg:d="M15500 8550h1151v-1000h1149">
          <text:p/>
        </draw:connector>
        <draw:connector draw:style-name="gr8" draw:text-style-name="P1" draw:layer="layout" draw:line-skew="0cm 0cm -2.399cm" svg:x1="23.2cm" svg:y1="7.55cm" svg:x2="8.1cm" svg:y2="14.95cm" draw:start-shape="id12" draw:start-glue-point="7" draw:end-shape="id6" draw:end-glue-point="5" svg:d="M23200 7550h502v3701h-18502v3699h2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on Szabo</meta:initial-creator>
    <meta:creation-date>2018-03-07T01:26:01</meta:creation-date>
    <dc:date>2018-05-10T10:25:45</dc:date>
    <dc:creator>Aron Szabo</dc:creator>
    <meta:editing-duration>P2DT19H9M17S</meta:editing-duration>
    <meta:editing-cycles>8</meta:editing-cycles>
    <meta:generator>OpenOffice/4.1.5$Unix OpenOffice.org_project/415m1$Build-9789</meta:generator>
    <meta:document-statistic meta:object-count="27"/>
  </office:meta>
</office:document-meta>
</file>